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021f" officeooo:paragraph-rsid="0003021f"/>
    </style:style>
    <style:style style:name="P2" style:family="paragraph" style:parent-style-name="Standard">
      <style:text-properties officeooo:rsid="0003021f" officeooo:paragraph-rsid="0004e86d"/>
    </style:style>
    <style:style style:name="P3" style:family="paragraph" style:parent-style-name="Standard">
      <style:text-properties officeooo:rsid="00054c32" officeooo:paragraph-rsid="00054c32"/>
    </style:style>
    <style:style style:name="P4" style:family="paragraph" style:parent-style-name="Standard" style:list-style-name="L1">
      <style:text-properties officeooo:paragraph-rsid="000f455d"/>
    </style:style>
    <style:style style:name="P5" style:family="paragraph" style:parent-style-name="Standard" style:list-style-name="L1">
      <style:text-properties officeooo:rsid="0003021f" officeooo:paragraph-rsid="0004e86d"/>
    </style:style>
    <style:style style:name="P6" style:family="paragraph" style:parent-style-name="Standard" style:list-style-name="L1">
      <style:text-properties officeooo:rsid="0003021f" officeooo:paragraph-rsid="000f455d"/>
    </style:style>
    <style:style style:name="P7" style:family="paragraph" style:parent-style-name="Standard" style:list-style-name="L2">
      <style:text-properties officeooo:rsid="00054c32" officeooo:paragraph-rsid="00054c32"/>
    </style:style>
    <style:style style:name="P8" style:family="paragraph" style:parent-style-name="Standard" style:list-style-name="L2">
      <style:text-properties officeooo:rsid="000712c3" officeooo:paragraph-rsid="000712c3"/>
    </style:style>
    <style:style style:name="P9" style:family="paragraph" style:parent-style-name="Standard" style:list-style-name="L2">
      <style:text-properties officeooo:rsid="000712c3" officeooo:paragraph-rsid="000b9ae9"/>
    </style:style>
    <style:style style:name="P10" style:family="paragraph" style:parent-style-name="Standard" style:list-style-name="L3">
      <style:text-properties officeooo:rsid="000712c3" officeooo:paragraph-rsid="000712c3"/>
    </style:style>
    <style:style style:name="P11" style:family="paragraph" style:parent-style-name="Standard" style:list-style-name="L3">
      <style:text-properties officeooo:rsid="000712c3" officeooo:paragraph-rsid="001628dc"/>
    </style:style>
    <style:style style:name="P12" style:family="paragraph" style:parent-style-name="Standard" style:list-style-name="L2">
      <style:text-properties officeooo:rsid="000985da" officeooo:paragraph-rsid="000985da"/>
    </style:style>
    <style:style style:name="P13" style:family="paragraph" style:parent-style-name="Standard" style:list-style-name="L2">
      <style:text-properties officeooo:rsid="000b9ae9" officeooo:paragraph-rsid="000b9ae9"/>
    </style:style>
    <style:style style:name="P14" style:family="paragraph" style:parent-style-name="Standard">
      <style:text-properties officeooo:rsid="000b9ae9" officeooo:paragraph-rsid="000b9ae9"/>
    </style:style>
    <style:style style:name="P15" style:family="paragraph" style:parent-style-name="Standard" style:list-style-name="">
      <style:text-properties officeooo:rsid="000b9ae9" officeooo:paragraph-rsid="000b9ae9"/>
    </style:style>
    <style:style style:name="P16" style:family="paragraph" style:parent-style-name="Standard" style:list-style-name="L3">
      <style:text-properties officeooo:paragraph-rsid="001154b8"/>
    </style:style>
    <style:style style:name="P17" style:family="paragraph" style:parent-style-name="Standard" style:list-style-name="L3">
      <style:text-properties officeooo:rsid="000da4ed" officeooo:paragraph-rsid="000da4ed"/>
    </style:style>
    <style:style style:name="P18" style:family="paragraph" style:parent-style-name="Standard" style:list-style-name="L1">
      <style:text-properties officeooo:rsid="000f455d" officeooo:paragraph-rsid="000f455d"/>
    </style:style>
    <style:style style:name="P19" style:family="paragraph" style:parent-style-name="Standard">
      <style:text-properties officeooo:paragraph-rsid="000f455d"/>
    </style:style>
    <style:style style:name="P20" style:family="paragraph" style:parent-style-name="Standard" style:list-style-name="L5">
      <style:text-properties officeooo:rsid="000f7061" officeooo:paragraph-rsid="000f7061"/>
    </style:style>
    <style:style style:name="P21" style:family="paragraph" style:parent-style-name="Standard">
      <style:paragraph-properties fo:text-align="center" style:justify-single-word="false"/>
      <style:text-properties fo:font-size="14pt" fo:font-weight="bold" officeooo:rsid="0003021f" officeooo:paragraph-rsid="0003021f" style:font-size-asian="14pt" style:font-weight-asian="bold" style:font-size-complex="14pt" style:font-weight-complex="bold"/>
    </style:style>
    <style:style style:name="P22" style:family="paragraph" style:parent-style-name="Standard" style:list-style-name="L6">
      <style:text-properties officeooo:rsid="001d049f" officeooo:paragraph-rsid="001d049f"/>
    </style:style>
    <style:style style:name="P23" style:family="paragraph" style:parent-style-name="Standard" style:list-style-name="L6">
      <style:text-properties officeooo:rsid="001d049f" officeooo:paragraph-rsid="001ea139"/>
    </style:style>
    <style:style style:name="P24" style:family="paragraph" style:parent-style-name="Standard">
      <style:text-properties officeooo:rsid="001d049f" officeooo:paragraph-rsid="001ea139"/>
    </style:style>
    <style:style style:name="P25" style:family="paragraph" style:parent-style-name="Standard" style:list-style-name="L1">
      <style:paragraph-properties fo:break-before="page"/>
      <style:text-properties officeooo:rsid="000b9ae9" officeooo:paragraph-rsid="000b9ae9"/>
    </style:style>
    <style:style style:name="T1" style:family="text">
      <style:text-properties officeooo:rsid="0004e86d"/>
    </style:style>
    <style:style style:name="T2" style:family="text">
      <style:text-properties officeooo:rsid="000712c3"/>
    </style:style>
    <style:style style:name="T3" style:family="text">
      <style:text-properties officeooo:rsid="0008915e"/>
    </style:style>
    <style:style style:name="T4" style:family="text">
      <style:text-properties officeooo:rsid="000985da"/>
    </style:style>
    <style:style style:name="T5" style:family="text">
      <style:text-properties officeooo:rsid="000ae2c7"/>
    </style:style>
    <style:style style:name="T6" style:family="text">
      <style:text-properties officeooo:rsid="000b9ae9"/>
    </style:style>
    <style:style style:name="T7" style:family="text">
      <style:text-properties officeooo:rsid="000da4ed"/>
    </style:style>
    <style:style style:name="T8" style:family="text">
      <style:text-properties officeooo:rsid="000f455d"/>
    </style:style>
    <style:style style:name="T9" style:family="text">
      <style:text-properties officeooo:rsid="000f7061"/>
    </style:style>
    <style:style style:name="T10" style:family="text">
      <style:text-properties officeooo:rsid="00100635"/>
    </style:style>
    <style:style style:name="T11" style:family="text">
      <style:text-properties officeooo:rsid="0010456c"/>
    </style:style>
    <style:style style:name="T12" style:family="text">
      <style:text-properties officeooo:rsid="0013092b"/>
    </style:style>
    <style:style style:name="T13" style:family="text">
      <style:text-properties officeooo:rsid="00148354"/>
    </style:style>
    <style:style style:name="T14" style:family="text">
      <style:text-properties officeooo:rsid="00180382"/>
    </style:style>
    <style:style style:name="T15" style:family="text">
      <style:text-properties officeooo:rsid="001a3885"/>
    </style:style>
    <style:style style:name="T16" style:family="text">
      <style:text-properties officeooo:rsid="001ea139"/>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USE CASE: Scenario list</text:p>
      <text:p text:style-name="P21"/>
      <text:p text:style-name="P1"/>
      <text:list xml:id="list9015764078064671400" text:style-name="L1">
        <text:list-item>
          <text:p text:style-name="P5">The elevator is empty and idle at a floor. A passenger <text:span text:style-name="T1">at</text:span> <text:span text:style-name="T7">an</text:span>other floor<text:span text:style-name="T1"> calls the elevator in order to go to a floor different from the second one:</text:span></text:p>
        </text:list-item>
      </text:list>
      <text:p text:style-name="P2"/>
      <text:list xml:id="list4981218058808712614" text:style-name="L2">
        <text:list-item>
          <text:p text:style-name="P7">The passenger presses the “OPP” or “NED” hall order button of her/his corresponding floor, depending on the passenger wants to travel upstairs or downstairs, respectively.</text:p>
        </text:list-item>
        <text:list-item>
          <text:p text:style-name="P7">The light of the <text:span text:style-name="T4">pressed</text:span> <text:span text:style-name="T4">hall order </text:span>button is turned on.</text:p>
        </text:list-item>
        <text:list-item>
          <text:p text:style-name="P7">The elevator starts to move towards the floor w<text:span text:style-name="T2">h</text:span>ere the passenger <text:span text:style-name="T2">made the order and is waiting.</text:span></text:p>
        </text:list-item>
        <text:list-item>
          <text:p text:style-name="P8">Each time the elevator reaches a new floor the floor indicator lights are updated.</text:p>
        </text:list-item>
        <text:list-item>
          <text:p text:style-name="P8">When the elevator reaches the floor where the passenger made the order and is waiting, the elevator stops and opens the door.</text:p>
        </text:list-item>
        <text:list-item>
          <text:p text:style-name="P12">The passenger goes inside the elevator and presses the cab order button of the floor she/he wants to travel to.</text:p>
        </text:list-item>
        <text:list-item>
          <text:p text:style-name="P12">The light of the pressed cab order button is turned on.</text:p>
        </text:list-item>
        <text:list-item>
          <text:p text:style-name="P12">After the door has been opened for 3 seconds, the door closes, and the elevator starts to move towards the <text:span text:style-name="T5">floor the passenger wants to travel to.</text:span></text:p>
        </text:list-item>
        <text:list-item>
          <text:p text:style-name="P9">Each time the elevator reaches a new floor the floor indicator lights are updated.</text:p>
        </text:list-item>
        <text:list-item>
          <text:p text:style-name="P13">When the elevator reaches the floor where the passenger wants to travel to, the elevator stops and opens the door.</text:p>
        </text:list-item>
        <text:list-item>
          <text:p text:style-name="P13">The passenger steps outside.</text:p>
        </text:list-item>
      </text:list>
      <text:p text:style-name="P3"/>
      <text:p text:style-name="P3"><text:tab/><text:span text:style-name="T6">Exceptions for case I:</text:span></text:p>
      <text:p text:style-name="P3"/>
      <text:list xml:id="list7835434927088948053" text:style-name="L3">
        <text:list-item>
          <text:p text:style-name="P16"><text:span text:style-name="T7">Another hall order button is pressed while the elevator is moving to pick up the passenger or to deliver the passenger, and this button is at a floor that is between the destination and the location of the elevator at that moment. The light of the new hall order button is turned on. When the elevator arrives at the floor of this new order, it will stop and open the door if only if the direction of the hall order is the same as the direction the elevator moves in. In that case, the hall button order light is turned off. After 3 seconds the door closes, and the elevator continues to its initial destiny.</text:span></text:p>
        </text:list-item>
        <text:list-item>
          <text:p text:style-name="P11"><text:span text:style-name="T12">A c</text:span>ab orders to <text:span text:style-name="T13">a</text:span> floor <text:span text:style-name="T13">between the destination and the location of the elevator is pressed. The light of the new cab order is turned on. When the elevator arrives at the floor given by the new cab order, it stops, the door opens and the light of the cab order to that floor is turned off. After 3 seconds the door closes, and the elevator continues to its initial destiny.</text:span></text:p>
        </text:list-item>
        <text:list-item>
          <text:p text:style-name="P17">If the stop button is pressed, see case III.</text:p>
        </text:list-item>
        <text:list-item>
          <text:p text:style-name="P10"><text:span text:style-name="T14">Between I.6 and I.8, if the cab order button to the current floor or the hall order button at the current floor in the direction the elevator is going to travel, are pressed, their corresponding lights are briefly turned on, and the door is kept open for 3 seconds more. If the hall order button at the current floor in the opposite direction the elevator is going to travel, its corresponding light is turned on, and a new order is registered. The time the door is kept open is not extended.</text:span></text:p>
        </text:list-item>
      </text:list>
      <text:p text:style-name="P1"/>
      <text:p text:style-name="P15"/>
      <text:list xml:id="list123828211567917" text:continue-list="list9015764078064671400" text:style-name="L1">
        <text:list-item>
          <text:p text:style-name="P25">The elevator travels to a floor <text:span text:style-name="T15">and there is a passenger at that floor that wants to travel in the opposite direction the elevator is moving in:</text:span></text:p>
        </text:list-item>
      </text:list>
      <text:p text:style-name="P14"/>
      <text:list xml:id="list9044606763083630152" text:style-name="L6">
        <text:list-item>
          <text:p text:style-name="P22">The passenger presses the hall order button in above mentioned direction.</text:p>
        </text:list-item>
        <text:list-item>
          <text:p text:style-name="P22">The corresponding hall order light turns on.</text:p>
        </text:list-item>
        <text:list-item>
          <text:p text:style-name="P22">When the elevator arrives at the floor, there are the following scenarios:</text:p>
          <text:list>
            <text:list-item>
              <text:p text:style-name="P23">There are no further orders to or at floors further in the direction of movement of the elevator. Then the elevator stops and the door open<text:span text:style-name="T16">s</text:span>. The <text:span text:style-name="T16">light of the </text:span>hall order button the passenger pressed is turned off, <text:span text:style-name="T16">and the passenger can step inside and press the cab order button of the floor she/he wants to travel to.</text:span></text:p>
            </text:list-item>
            <text:list-item>
              <text:p text:style-name="P23"><text:span text:style-name="T16">There are further orders to or at floors further in the direction of movement of the elevator. Then the elevator stops and the door opens if and only if the the hall order at the floor in the direction the elevator is moving exits. In either case, light of the hall button order the passenger pressed is not turned off, and after the door closes, the elevator continues in the same direction as before. <text:s/>Afterwards, the elevator will return to the floor the passenger is waiting in the direction the passenger wants to travel. The elevator will stop, the door will open, and the passenger can step inside and press the cab order button of the floor she/he wants to travel to.</text:span></text:p>
            </text:list-item>
          </text:list>
        </text:list-item>
      </text:list>
      <text:p text:style-name="P24"/>
      <text:p text:style-name="P24"/>
      <text:p text:style-name="P1"/>
      <text:list xml:id="list123826895807519" text:continue-list="list123828211567917" text:style-name="L1">
        <text:list-item>
          <text:p text:style-name="P6"><text:s/><text:span text:style-name="T3">The stop button is pressed. Note that the stop button is placed inside the elevator:</text:span></text:p>
          <text:p text:style-name="P6"/>
          <text:list>
            <text:list-item>
              <text:p text:style-name="P18">The elevator stops.</text:p>
            </text:list-item>
            <text:list-item>
              <text:p text:style-name="P4"><text:span text:style-name="T8">The stop button light is turned on.</text:span></text:p>
            </text:list-item>
            <text:list-item>
              <text:p text:style-name="P4"><text:span text:style-name="T8">All order button lights are turned off.</text:span></text:p>
            </text:list-item>
            <text:list-item>
              <text:p text:style-name="P18">No orde<text:span text:style-name="T9">r</text:span>s are taken until the stop button is released.</text:p>
            </text:list-item>
          </text:list>
        </text:list-item>
      </text:list>
      <text:p text:style-name="P19"/>
      <text:p text:style-name="P19"><text:tab/><text:span text:style-name="T9">Exceptions for case III:</text:span></text:p>
      <text:p text:style-name="P19"/>
      <text:list xml:id="list6625107435739469756" text:style-name="L5">
        <text:list-item>
          <text:p text:style-name="P20"><text:span text:style-name="T10">If t</text:span>he elevator is idle or with the door open at a floor, <text:span text:style-name="T10">or it is moving through a floor</text:span>. <text:span text:style-name="T11">In addition to III.1-III.4, </text:span>the door opens or is kept open until 3 seconds after the stop button has been released.</text:p>
        </text:list-item>
        <text:list-item>
          <text:p text:style-name="P20"><text:span text:style-name="T10">If t</text:span>he elevator <text:span text:style-name="T11">was</text:span> moving between <text:span text:style-name="T10">floors when the stop button was pressed. Then the elevator would not move after the stop button is released and a new order is register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08:50:15.169119000</meta:creation-date>
    <dc:date>2018-03-08T12:31:50.278036500</dc:date>
    <meta:editing-duration>PT1H29M19S</meta:editing-duration>
    <meta:editing-cycles>16</meta:editing-cycles>
    <meta:generator>LibreOffice/5.1.6.2$Linux_X86_64 LibreOffice_project/10m0$Build-2</meta:generator>
    <meta:document-statistic meta:table-count="0" meta:image-count="0" meta:object-count="0" meta:page-count="2" meta:paragraph-count="32" meta:word-count="894" meta:character-count="4803" meta:non-whitespace-character-count="3966"/>
  </office:meta>
</office:document-meta>
</file>